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b317" officeooo:paragraph-rsid="0007b317"/>
    </style:style>
    <style:style style:name="P2" style:family="paragraph" style:parent-style-name="Text_20_body">
      <style:text-properties officeooo:rsid="000869aa" officeooo:paragraph-rsid="0009b6ea"/>
    </style:style>
    <style:style style:name="P3" style:family="paragraph" style:parent-style-name="Text_20_body">
      <style:text-properties officeooo:rsid="0009b6ea" officeooo:paragraph-rsid="0009b6ea"/>
    </style:style>
    <style:style style:name="P4" style:family="paragraph" style:parent-style-name="Text_20_body">
      <style:text-properties officeooo:rsid="000cb39b" officeooo:paragraph-rsid="000cb39b"/>
    </style:style>
    <style:style style:name="T1" style:family="text">
      <style:text-properties officeooo:rsid="0008ccb7"/>
    </style:style>
    <style:style style:name="T2" style:family="text">
      <style:text-properties officeooo:rsid="0009b6ea"/>
    </style:style>
    <style:style style:name="T3" style:family="text">
      <style:text-properties officeooo:rsid="000b5d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UNTZER<text:tab/><text:tab/><text:tab/><text:tab/><text:tab/><text:tab/><text:tab/><text:tab/><text:tab/><text:tab/><text:tab/> <text:s text:c="9"/>Info2</text:p>
      <text:p text:style-name="P1">Kévin</text:p>
      <text:p text:style-name="Title">Compte rendu TP5</text:p>
      <text:p text:style-name="P2">Nous cherchons à structurer le code afin qu’on puisse diviser les tâches. <text:span text:style-name="T1">Dans ce cas nous allons le faire avec les détails (mais nous avons aussi effectuer cette tâche pour les héros en créant un dossier à part).</text:span></text:p>
      <text:p text:style-name="P2"><text:span text:style-name="T2">Nous générons les différents fichiers grâce à la commande ng generate hero-detail.</text:span></text:p>
      <text:p text:style-name="P2"><text:span text:style-name="T2">On apporte les modifications au fichiers pour que les classes puissent être exportable et une commande au dessus afin d’importer les fichiers contenant la classe sélectionné. </text:span></text:p>
      <text:p text:style-name="P3">On peut donc les regrouper dans des dossiers et par la suite on réécrit le code afin de pouvoir le même affichage qu’avant. On oublie pas d’<text:span text:style-name="T3">ajouter le sélecteur dans le fichier HTML.</text:span></text:p>
      <text:p text:style-name="P4">L’utilisation de @Input permet de dire que la propriété est publique et disponible pour la liaison par un composant par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6:48:07.719000000</meta:creation-date>
    <dc:date>2017-11-24T17:45:39.252000000</dc:date>
    <meta:editing-duration>PT17M8S</meta:editing-duration>
    <meta:editing-cycles>5</meta:editing-cycles>
    <meta:generator>LibreOffice/5.1.5.2$Windows_x86 LibreOffice_project/7a864d8825610a8c07cfc3bc01dd4fce6a9447e5</meta:generator>
    <meta:document-statistic meta:table-count="0" meta:image-count="0" meta:object-count="0" meta:page-count="1" meta:paragraph-count="8" meta:word-count="135" meta:character-count="830" meta:non-whitespace-character-count="682"/>
  </office:meta>
</office:document-meta>
</file>